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font-style="normal" fo:font-weight="normal" officeooo:paragraph-rsid="0014b867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rsid="0014b867" officeooo:paragraph-rsid="0014b867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rsid="0015aabb" officeooo:paragraph-rsid="0015aabb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language="de" fo:country="DE" officeooo:rsid="0015aabb" officeooo:paragraph-rsid="0015aabb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language="es" fo:country="ES" officeooo:rsid="0015aabb" officeooo:paragraph-rsid="0015aabb"/>
    </style:style>
    <style:style style:name="P7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language="es" fo:country="ES" officeooo:rsid="0015aabb" officeooo:paragraph-rsid="0015aabb"/>
    </style:style>
    <style:style style:name="P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language="es" fo:country="ES" officeooo:rsid="0015aabb" officeooo:paragraph-rsid="0015aabb"/>
    </style:style>
    <style:style style:name="P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language="es" fo:country="ES" officeooo:rsid="0017bb1e" officeooo:paragraph-rsid="0017bb1e"/>
    </style:style>
    <style:style style:name="P1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language="es" fo:country="ES" officeooo:rsid="00192954" officeooo:paragraph-rsid="00192954"/>
    </style:style>
    <style:style style:name="P1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language="es" fo:country="ES" officeooo:rsid="001971d4" officeooo:paragraph-rsid="001971d4"/>
    </style:style>
    <style:style style:name="T1" style:family="text">
      <style:text-properties fo:language="de" fo:country="DE"/>
    </style:style>
    <style:style style:name="T2" style:family="text">
      <style:text-properties fo:language="es" fo:country="ES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3352"/>
    </style:style>
    <style:style style:name="T5" style:family="text">
      <style:text-properties officeooo:rsid="0019335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práctica se realizará por grupos de dos alumnos. Se trata de diseñar e implementar un clasificador documental con glosario. El glosario se extraerá a partir de documentos del mismo tema extraídos del de fuentes a determinar por los alumnos. Por ejemplo, deportes, política, y salud, pero podéis elegir otros. La extracción terminológica debeis hacerla con un extractor terminológico que o bien podais encontrar de medios públicos, o bien lo construyais como parte de la práctica. Con dicho extractor podéis ir configurando un glosario de términos representativos de dichos dominios que deben ser lo más disjuntos posible.</text:p>
      <text:p text:style-name="P1">Tenido el glosario, debéis diseñar e implementar para experimentación el clasificador de documentos,. Debéis contar lo hecho y probar las afirmaciones con experimentación. Se os enseñó en clase una práctica para ilustrar lo que debéis hacer.</text:p>
      <text:p text:style-name="P2">Se trata de probar que vuestro clasificador (para lo que elegiréis alguno de los métodos estándar) lo hace bien, cargando del orden de 90 documentos (30 de cada tema) como mínimo y el sistema los tendrá que colocar en sus carpetas correctas. Asimismo debéis ordenar los documentos por grado de similitud con el glosario correspondiente a fin de ordenarlos como los mas probables hacia los menos probables.</text:p>
      <text:p text:style-name="P3">Coger 60 documentos de cada tipo, 30 para entrenar y 30 para probar</text:p>
      <text:p text:style-name="P3">Extraer terminologías de cada tipo con los 30 de entrenamiento </text:p>
      <text:p text:style-name="P3">Hacer un conteo de términos, definir un umbral a partir del cual se acepta un término en el glosario del tema.</text:p>
      <text:p text:style-name="P3">Una vez hecho esto clasificar la mitad de testeo en el tema.</text:p>
      <text:p text:style-name="P3">Marcadores discursivos, sin embargo, por lo tanto, …, te permiten obviar todo el texto anterior y ir a lo que va detrás para extraer información.</text:p>
      <text:p text:style-name="P3">Ricardo Baeza text information retrieval: <text:a xlink:type="simple" xlink:href="https://web.cs.ucla.edu/~miodrag/cs259-security/baeza-yates99modern.pdf" text:style-name="Internet_20_link" text:visited-style-name="Visited_20_Internet_20_Link">https://web.cs.ucla.edu/~miodrag/cs259-security/baeza-yates99modern.pdf</text:a></text:p>
      <text:p text:style-name="P3"/>
      <text:p text:style-name="P4">Introducci’on:</text:p>
      <text:p text:style-name="P4">-<text:span text:style-name="T1">obetivos ,estrucutas</text:span></text:p>
      <text:p text:style-name="P5">Dataset,</text:p>
      <text:p text:style-name="P5">Creaci<text:span text:style-name="T2">ón del glosario:</text:span></text:p>
      <text:p text:style-name="P5">- <text:span text:style-name="T2">Metodología</text:span></text:p>
      <text:p text:style-name="P5">-<text:span text:style-name="T2">Glodarios local TFIDP Gensim</text:span></text:p>
      <text:p text:style-name="P6">Clasificador</text:p>
      <text:p text:style-name="P6">Introducción</text:p>
      <text:p text:style-name="P6">Clasificadores manuales y automaticos</text:p>
      <text:list text:style-name="L1">
        <text:list-item>
          <text:p text:style-name="P7"><text:soft-page-break/>Automáticos documentales con glosario o sin glosario</text:p>
        </text:list-item>
        <text:list-item>
          <text:p text:style-name="P7">Objetivos</text:p>
          <text:list>
            <text:list-item>
              <text:p text:style-name="P7">Obtención de documentos</text:p>
            </text:list-item>
            <text:list-item>
              <text:p text:style-name="P7">Creación de glosarios</text:p>
            </text:list-item>
            <text:list-item>
              <text:p text:style-name="P7">Clasificación documentos</text:p>
            </text:list-item>
            <text:list-item>
              <text:p text:style-name="P7">Almacenar documentos clasificados en carpetas con el nombre e la temática predicho</text:p>
            </text:list-item>
            <text:list-item>
              <text:p text:style-name="P7">Ordenar los documentos presentes en cada una de las caerpetas según una métrica que indique con qué seguridad se ha clasificado en esa temática</text:p>
            </text:list-item>
          </text:list>
        </text:list-item>
        <text:list-item>
          <text:p text:style-name="P7">Estructura del documento importante</text:p>
        </text:list-item>
        <text:list-item>
          <text:p text:style-name="P7">Dataset</text:p>
          <text:list>
            <text:list-item>
              <text:p text:style-name="P7">Recopilación de documento: Importante variedad dentro de los temas</text:p>
            </text:list-item>
            <text:list-item>
              <text:p text:style-name="P7">Lista de fuentes</text:p>
            </text:list-item>
            <text:list-item>
              <text:p text:style-name="P7">Organización de documentos (han cogido 50 de cada tema)</text:p>
            </text:list-item>
            <text:list-item>
              <text:p text:style-name="P7">Preprocesado: sólo caracteres, interesados en obtener un conjunto de tokens que van a proporcionar una mejor información que la qe puede proporcionar el documento completo. Estos tokens no están formados obligatoriamente por palabras individuales (código penal). n-gramas</text:p>
            </text:list-item>
            <text:list-item>
              <text:p text:style-name="P7">Quitar palabras como médicos, jugador</text:p>
            </text:list-item>
          </text:list>
        </text:list-item>
      </text:list>
      <text:p text:style-name="P8">TF-IDF solo cuando tenemos un documento que tiene un término repetidas muchas veces en comparación con otros y <text:s/>en documentos de entre 300 y 400 palabras</text:p>
      <text:p text:style-name="P8"/>
      <text:p text:style-name="P9">Los otros usan solo TF-IDF porque</text:p>
      <text:p text:style-name="P10">Term nets</text:p>
      <text:p text:style-name="P10">A la hora de comprobar la frecuencia relativa de los términos del glosario quitamos las stop words <text:span text:style-name="T5">porque crecen linealmente con el tamaño del texto y reducen la frecuencia relativa de las stop words.</text:span></text:p>
      <text:p text:style-name="P11"><text:span text:style-name="T4">H</text:span><text:span text:style-name="T3">ace falta que el código sea consistente con las explicaciones de la memoria</text:span></text:p>
      <text:p text:style-name="P11">Information Retrieval and Web Search Online Standord</text:p>
      <text:p text:style-name="P11">Carnegie Mellon experta en recuperación de información e IA, Universidad Autónoma de México, </text:p>
      <text:p text:style-name="P11"/>
      <text:p text:style-name="P11">Otros se refieren a el problema como text clustering.</text:p>
      <text:p text:style-name="P11">Social Clipping</text:p>
      <text:p text:style-name="P11">Menos números, más análisis, los números exactos en el anex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30T18:17:58.065000000</dc:date>
    <meta:editing-duration>PT18H15M19S</meta:editing-duration>
    <meta:editing-cycles>7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42" meta:word-count="562" meta:character-count="3595" meta:non-whitespace-character-count="3086"/>
  </office:meta>
</office:document-meta>
</file>